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break-before="page" fo:text-align="justify"/>
    </style:style>
    <style:style style:name="P4" style:parent-style-name="Standard" style:family="paragraph">
      <style:paragraph-properties fo:text-align="justify"/>
    </style:style>
    <style:style style:name="P5" style:parent-style-name="Título2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2" style:parent-style-name="Standard" style:family="paragraph">
      <style:paragraph-properties fo:text-align="justify"/>
    </style:style>
    <style:style style:name="P23" style:parent-style-name="Título2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Título2" style:family="paragraph">
      <style:paragraph-properties fo:text-align="justify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</style:style>
    <style:style style:name="T31" style:parent-style-name="Fuentedepárrafopredeter." style:family="text"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</style:style>
    <style:style style:name="T37" style:parent-style-name="Fuentedepárrafopredeter." style:family="text"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fo:font-size="14pt" style:font-size-asian="14pt" style:font-size-complex="14pt"/>
    </style:style>
    <style:style style:name="P42" style:parent-style-name="Standard" style:family="paragraph">
      <style:paragraph-properties fo:text-align="justify"/>
    </style:style>
    <style:style style:name="T43" style:parent-style-name="Fuentedepárrafopredeter." style:family="text">
      <style:text-properties fo:font-size="14pt" style:font-size-asian="14pt" style:font-size-complex="14pt"/>
    </style:style>
    <style:style style:name="P44" style:parent-style-name="Standard" style:family="paragraph">
      <style:paragraph-properties fo:text-align="justify"/>
    </style:style>
    <style:style style:name="T4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background-color="#FFFF00"/>
    </style:style>
    <style:style style:name="T4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T50" style:parent-style-name="Fuentedepárrafopredeter." style:family="text">
      <style:text-properties fo:font-size="14pt" style:font-size-asian="14pt" style:font-size-complex="14pt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T58" style:parent-style-name="Fuentedepárrafopredeter." style:family="text"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/>
    </style:style>
    <style:style style:name="T62" style:parent-style-name="Fuentedepárrafopredeter." style:family="text"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/>
    </style:style>
    <style:style style:name="T64" style:parent-style-name="Fuentedepárrafopredeter." style:family="text"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6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/>
    </style:style>
    <style:style style:name="T70" style:parent-style-name="Fuentedepárrafopredeter." style:family="text">
      <style:text-properties fo:font-size="14pt" style:font-size-asian="14pt" style:font-size-complex="14pt"/>
    </style:style>
    <style:style style:name="P71" style:parent-style-name="Standard" style:family="paragraph">
      <style:paragraph-properties fo:text-align="justify"/>
    </style:style>
    <style:style style:name="T7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73" style:parent-style-name="Standard" style:family="paragraph">
      <style:paragraph-properties fo:text-align="justify"/>
    </style:style>
    <style:style style:name="T74" style:parent-style-name="Fuentedepárrafopredeter." style:family="text">
      <style:text-properties fo:font-size="14pt" style:font-size-asian="14pt" style:font-size-complex="14pt"/>
    </style:style>
    <style:style style:name="P75" style:parent-style-name="Standard" style:family="paragraph">
      <style:paragraph-properties fo:text-align="justify"/>
    </style:style>
    <style:style style:name="T76" style:parent-style-name="Fuentedepárrafopredeter." style:family="text">
      <style:text-properties fo:font-size="14pt" style:font-size-asian="14pt" style:font-size-complex="14pt"/>
    </style:style>
    <style:style style:name="P77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T80" style:parent-style-name="Fuentedepárrafopredeter.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text-align="justify"/>
    </style:style>
    <style:style style:name="T82" style:parent-style-name="Fuentedepárrafopredeter." style:family="text">
      <style:text-properties fo:font-size="14pt" style:font-size-asian="14pt" style:font-size-complex="14pt"/>
    </style:style>
    <style:style style:name="P8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Título2" style:family="paragraph">
      <style:paragraph-properties fo:break-before="page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indice</text:p>
          <text:p text:style-name="Contents2"><text:a xlink:href="#__RefHeading___Toc1204_4279669378" office:target-frame-name="_top" xlink:show="replace">Pedidos. C<text:tab/>2</text:a></text:p>
          <text:p text:style-name="Contents2"><text:a xlink:href="#__RefHeading___Toc1206_4279669378" office:target-frame-name="_top" xlink:show="replace">Gestionaradministrador.c<text:tab/>2</text:a></text:p>
          <text:p text:style-name="Contents2"><text:a xlink:href="#__RefHeading___Toc1208_4279669378" office:target-frame-name="_top" xlink:show="replace">Menú.c<text:tab/>3</text:a></text:p>
          <text:p text:style-name="Contents2"><text:a xlink:href="#__RefHeading___Toc1210_4279669378" office:target-frame-name="_top" xlink:show="replace">Main.c<text:tab/>3</text:a></text:p>
          <text:p text:style-name="Contents2"><text:a xlink:href="#__RefHeading___Toc1212_4279669378" office:target-frame-name="_top" xlink:show="replace">Ficheros.c<text:tab/>3</text:a></text:p>
        </text:index-body>
      </text:table-of-content>
      <text:p text:style-name="P2"/>
      <text:p text:style-name="P3"/>
      <text:h text:style-name="Título2" text:outline-level="2"><text:bookmark-start text:name="__RefHeading___Toc1204_4279669378"/>Pedidos. C<text:bookmark-end text:name="__RefHeading___Toc1204_4279669378"/></text:h>
      <text:p text:style-name="Standard"/>
      <text:p text:style-name="Standard">todas las funciones mencionadas abajos son menus</text:p>
      <text:p text:style-name="Standard"/>
      <text:p text:style-name="Standard">clientespedidos: es un menu de los clientes que le da las opciones de realizar, eliminar, consultar y modificar un pedido cuando elige una de esas opciones se realizar una llamada a la funcion que realiza esa accion</text:p>
      <text:p text:style-name="Standard"/>
      <text:p text:style-name="Standard">realizarpedido: crea un pedido pidiendo por pantalla la fecha , el identificador del cliente, el lugar de entrega, el identificador del locker y por ultimo si tiene un codigo promocional</text:p>
      <text:p text:style-name="Standard"/>
      <text:p text:style-name="Standard">eliminarpedido: elimina un pedido</text:p>
      <text:p text:style-name="Standard"/>
      <text:p text:style-name="Standard">consultarpedido: imprime los pedido del usuario</text:p>
      <text:p text:style-name="Standard"/>
      <text:p text:style-name="Standard">modificarpedido: modifica<text:s/>un pedido <text:s/>pidiendo por pantalla la fecha , el identificador del cliente, el lugar de entrega, el identificador del locker y por ultimo si tiene un codigo promocional</text:p>
      <text:p text:style-name="Standard"/>
      <text:p text:style-name="Standard">adminpedidos:es un menu de los administradores que le da las opciones de realizar, eliminar, consultar, modificar un pedido, asignar trasportistas, y asignar locker cuando elige una de esas opciones se realizar una llamada a la funcion que realiza esa accion</text:p>
      <text:p text:style-name="Standard"/>
      <text:p text:style-name="Standard">asignarlocker: asigna a un locker <text:s/>un pedido pidiendo por pantalla la fecha , el identificador del cliente, el lugar de entrega, el identificador del locker y por ultimo si tiene un codigo promocional</text:p>
      <text:p text:style-name="Standard"/>
      <text:p text:style-name="Standard">asignartransportista: asigna a un trasnportista un pedido pidiendo por pantalla la fecha , el identificador del cliente, el lugar de entrega, el identificador del locker y por ultimo si tiene un codigo promocional</text:p>
      <text:p text:style-name="Standard"/>
      <text:p text:style-name="Standard">proveedorpedidos es un menu de los proveedores que le da las opciones de consultar, modificar un pedido, asignar trasportistas, y asignar locker cuando elige una de esas opciones<text:s/>se realizar una llamada a la funcion que realiza esa accion</text:p>
      <text:p text:style-name="Standard"/>
      <text:p text:style-name="Standard"/>
      <text:h text:style-name="Título2" text:outline-level="2"><text:bookmark-start text:name="__RefHeading___Toc1206_4279669378"/>Gestionaradministrador.c<text:bookmark-end text:name="__RefHeading___Toc1206_4279669378"/></text:h>
      <text:p text:style-name="Standard">Las funciones de esta modulo son:</text:p>
      <text:p text:style-name="Standard"/>
      <text:p text:style-name="Standard">gestionarclientes:es un menu de administrador que llama a otras funciones</text:p>
      <text:p text:style-name="Standard">eliminarperfilcliente: elimina un cliente</text:p>
      <text:p text:style-name="Standard">listarclientes: muestra todos los clientes registrado actualmentes asi como su informacion</text:p>
      <text:p text:style-name="Standard"/>
      <text:p text:style-name="Standard">gestionarproveedores: es un menu de administrador que llama a otras funciones</text:p>
      <text:p text:style-name="Standard">eliminarperfilproveedor: elimina un proveedor</text:p>
      <text:p text:style-name="Standard">listarproveedores: lista los proveedores</text:p>
      <text:p text:style-name="Standard"/>
      <text:p text:style-name="Standard">gestionartrasnportistas:es un menu de administrador que llama a otras funciones</text:p>
      <text:p text:style-name="Standard">eliminarperfiltransportista elimina un trasnportista</text:p>
      <text:p text:style-name="Standard">listartrasnportista: lista los transportistas</text:p>
      <text:p text:style-name="Standard"/>
      <text:soft-page-break/>
      <text:p text:style-name="Standard">gestionarcategoria:es un menu de administrador que llama a otras funciones</text:p>
      <text:p text:style-name="Standard">registrarcategoria: crea una categoria</text:p>
      <text:p text:style-name="Standard">eliminarcategoria:elimina una categoria</text:p>
      <text:p text:style-name="Standard">listarcategoria: lista las categoria</text:p>
      <text:p text:style-name="Standard">consultarcategoria: muestra una categoria</text:p>
      <text:p text:style-name="P4">modificarcategoria: permite cambiar la descripcion de una categoria</text:p>
      <text:h text:style-name="P5" text:outline-level="2"><text:bookmark-start text:name="__RefHeading___Toc1208_4279669378"/>Menú.c<text:bookmark-end text:name="__RefHeading___Toc1208_4279669378"/></text:h>
      <text:p text:style-name="P6"/>
      <text:p text:style-name="P7">Funciones que están en<text:s/>el modulo menú</text:p>
      <text:list text:style-name="LFO1" text:continue-numbering="true">
        <text:list-item>
          <text:p text:style-name="P8">Menuclientes:</text:p>
        </text:list-item>
      </text:list>
      <text:p text:style-name="P9">Esta función muestra un menú con las diferentes acciones que puede realizar</text:p>
      <text:p text:style-name="P10">Dependiendo de la opcion que ha elegido se hacer una llamada a una de las diferentes funciones que realiza esa acción</text:p>
      <text:list text:style-name="LFO2" text:continue-numbering="true">
        <text:list-item>
          <text:p text:style-name="P11">Menuadmin:</text:p>
        </text:list-item>
      </text:list>
      <text:p text:style-name="P12">Esta función muestra<text:s/>un menú con las diferentes acciones que puede realizar</text:p>
      <text:p text:style-name="P13">Dependiendo de la opcion que ha elegido se hacer una llamada a una de las diferentes funciones que realiza esa acción</text:p>
      <text:p text:style-name="P14">Al estar relacionado con las funciones de administrado esta funciones es la que tienes mas opciones y la que mas llamada realiza</text:p>
      <text:list text:style-name="LFO3" text:continue-numbering="true">
        <text:list-item>
          <text:p text:style-name="P15">Menuproveedor:</text:p>
        </text:list-item>
      </text:list>
      <text:p text:style-name="P16">Esta función muestra un menú con las diferentes acciones que puede realizar</text:p>
      <text:p text:style-name="P17">Dependiendo de la opcion que ha elegido se hacer una llamada a una de las diferentes funciones que realiza esa acción</text:p>
      <text:list text:style-name="LFO4" text:continue-numbering="true">
        <text:list-item>
          <text:p text:style-name="P18">Menutransportitsta:</text:p>
        </text:list-item>
      </text:list>
      <text:p text:style-name="P19">Esta función muestra un menú con las diferentes acciones que puede realizar</text:p>
      <text:p text:style-name="P20">Dependiendo de la opcion que ha elegido se hacer una llamada a una de las diferentes funciones que realiza esa acción</text:p>
      <text:list text:style-name="LFO5" text:continue-numbering="true">
        <text:list-item>
          <text:p text:style-name="P21">Menuinicio</text:p>
        </text:list-item>
      </text:list>
      <text:p text:style-name="P22">Esta función muestra las opciones de inicio del programa asi como una logo muy currado</text:p>
      <text:h text:style-name="P23" text:outline-level="2"><text:bookmark-start text:name="__RefHeading___Toc1210_4279669378"/>Main.c<text:bookmark-end text:name="__RefHeading___Toc1210_4279669378"/></text:h>
      <text:p text:style-name="P24">El uso de este modulo es: llamar la función login declarar los tamaños de los vectores <text:s/>estructuras (clientes pedido etc) y llamar a las funciones de carga y volcado de datos</text:p>
      <text:p text:style-name="P25"/>
      <text:h text:style-name="P26" text:outline-level="2"><text:bookmark-start text:name="__RefHeading___Toc1212_4279669378"/>Ficheros.c<text:bookmark-end text:name="__RefHeading___Toc1212_4279669378"/></text:h>
      <text:p text:style-name="P27">En<text:s/>este modulo están las funciones de :</text:p>
      <text:list text:style-name="LFO6" text:continue-numbering="true">
        <text:list-item>
          <text:p text:style-name="P28"><text:span text:style-name="T29">Cargarclientes:</text:span><text:s/>esta función <text:s/>se encarga de cargar en memoria toda la lista de cliente del fichero clientes.</text:p>
        </text:list-item>
        <text:list-item>
          <text:p text:style-name="P30"><text:span text:style-name="T31">Guardarclientes:<text:s/></text:span>esta función se encarga de guardar en el fichero clientes lo que se haya modificado en memoria de la lista de clientes(nombre, cartera,etc).</text:p>
        </text:list-item>
      </text:list>
      <text:p text:style-name="P32">//el formato de linea es:0000001-Juan Perez-Plaza San Francisco 1 11100-San Fernando-Cadiz-juanperez@gmail.com-psw1234-1000.</text:p>
      <text:p text:style-name="P33"/>
      <text:list text:style-name="LFO7" text:continue-numbering="true">
        <text:list-item>
          <text:p text:style-name="P34"><text:span text:style-name="T35">Cargartransportista:</text:span><text:s/>esta función <text:s/>se encarga de cargar en memoria toda la lista de transportista del fichero transportista.</text:p>
        </text:list-item>
        <text:list-item>
          <text:p text:style-name="P36"><text:span text:style-name="T37">Guardartransportista:</text:span><text:s/>esta función se encarga de guardar en el fichero transportista lo que se haya modificado en memoria de la lista de transportista (nombre, código,etc).</text:p>
        </text:list-item>
      </text:list>
      <text:soft-page-break/>
      <text:p text:style-name="P38">//el formato de linea es: 0001-Rafael Gutierrez-rafael@gutitrans.com-rf001-GutiTrans-Cadiz</text:p>
      <text:p text:style-name="P39"/>
      <text:list text:style-name="LFO8" text:continue-numbering="true">
        <text:list-item>
          <text:p text:style-name="P40"><text:span text:style-name="T41">Cargarproductos_pedidos:</text:span><text:s/>esta función <text:s/>se encarga de cargar en memoria toda la lista de pedido del fichero pedidos así como indicar su estado( enviado,enlocker o devuelto).</text:p>
        </text:list-item>
        <text:list-item>
          <text:p text:style-name="P42"><text:span text:style-name="T43">Guardarproductos_pedidos:</text:span><text:s/>esta<text:s/>función se encarga de guardar en el fichero pedidos lo que se haya modificado en memoria de la lista de pedidos(numero, código,etc).</text:p>
        </text:list-item>
      </text:list>
      <text:p text:style-name="P44"><text:span text:style-name="T45">//el formato de linea es: 0000001-000002-1-03/02/2024-45-</text:span><text:span text:style-name="T46">”estado”</text:span><text:span text:style-name="T47">-0001</text:span></text:p>
      <text:p text:style-name="P48"/>
      <text:list text:style-name="LFO9" text:continue-numbering="true">
        <text:list-item>
          <text:p text:style-name="P49"><text:span text:style-name="T50">Cargarproductos:</text:span><text:s/>esta función <text:s/>se encarga de cargar en memoria toda la lista de productos del fichero productos.</text:p>
        </text:list-item>
        <text:list-item>
          <text:p text:style-name="P51"><text:span text:style-name="T52">Guardarproductos:</text:span><text:s/>esta función se encarga de guardar en el fichero productos lo que se haya modificado en memoria de la lista de productos(nombre,precio ,etc).</text:p>
        </text:list-item>
      </text:list>
      <text:p text:style-name="P53">//el formato de linea es : 0000001-televisor 32” 3D-0001-0001-50-5-340</text:p>
      <text:p text:style-name="P54"/>
      <text:list text:style-name="LFO10" text:continue-numbering="true">
        <text:list-item>
          <text:p text:style-name="P55"><text:span text:style-name="T56">Cargarcategorias:</text:span><text:s/>esta función <text:s/>se encarga de cargar en memoria toda la lista de categoría del fichero categoría.</text:p>
        </text:list-item>
        <text:list-item>
          <text:p text:style-name="P57"><text:span text:style-name="T58">Guardarcategorias:</text:span><text:s/>esta función se encarga de guardar en el fichero categoría lo que se haya modificado en memoria de la lista de categoría(nombre, código,etc).</text:p>
        </text:list-item>
      </text:list>
      <text:p text:style-name="P59">//el formato de linea es : 0001-tv video home cinema</text:p>
      <text:p text:style-name="P60"/>
      <text:list text:style-name="LFO6" text:continue-numbering="true">
        <text:list-item>
          <text:p text:style-name="P61"><text:span text:style-name="T62">Cargardescuentos:</text:span><text:s/>esta función <text:s/>se encarga de cargar en memoria toda la lista de descuentos del fichero descuentos.</text:p>
        </text:list-item>
        <text:list-item>
          <text:p text:style-name="P63"><text:span text:style-name="T64">Guardardescuentos:<text:s/></text:span>esta función se encarga de guardar en el fichero descuentos lo que se haya modificado en memoria de la lista de descuentos(nombre,estado,etc).</text:p>
        </text:list-item>
      </text:list>
      <text:p text:style-name="P65">//el formato de linea es : black001-Black Friday-codpro-activo-10-esizon</text:p>
      <text:p text:style-name="P66"/>
      <text:list text:style-name="LFO6" text:continue-numbering="true">
        <text:list-item>
          <text:p text:style-name="P67"><text:span text:style-name="T68">Cargardescuentosclientes:</text:span><text:s/>esta función <text:s/>se encarga de cargar en memoria toda la lista de descuentos de los clientes del fichero descuentosclientes.</text:p>
        </text:list-item>
        <text:list-item>
          <text:p text:style-name="P69"><text:span text:style-name="T70">Guardardescuentosclientes:<text:s/></text:span>esta función se encarga de guardar en el fichero descuentosclientes lo que se haya modificado en memoria de la lista de descuentoscliente(nombre,estado,etc).</text:p>
        </text:list-item>
      </text:list>
      <text:p text:style-name="P71"><text:span text:style-name="T72">//el formato de linea es : 0000001-black001-25/01/2024-27/03/2024-0</text:span></text:p>
      <text:list text:style-name="LFO10" text:continue-numbering="true">
        <text:list-item>
          <text:p text:style-name="P73"><text:span text:style-name="T74">Cargarlockers:</text:span><text:s/>esta función <text:s/>se<text:s/>encarga de cargar en memoria toda la lista de lockers del fichero lockers.</text:p>
        </text:list-item>
        <text:list-item>
          <text:p text:style-name="P75"><text:span text:style-name="T76">Guardarclockers:</text:span><text:s/>esta función se encarga de guardar en el fichero lockers lo que se haya modificado en memoria de la lista de lockers(nombre, código,etc).</text:p>
        </text:list-item>
      </text:list>
      <text:p text:style-name="P77">//el formato de linea es:<text:s/>Lock001-Puerto Real-Cádiz-local 12-15-0</text:p>
      <text:p text:style-name="P78"/>
      <text:list text:style-name="LFO10" text:continue-numbering="true">
        <text:list-item>
          <text:p text:style-name="P79"><text:span text:style-name="T80">Cargarcompartimientoslockers:</text:span><text:s/>esta función <text:s/>se encarga de cargar en memoria toda la<text:s/>lista de compartimientoslockers del fichero compartimientoslockers.</text:p>
        </text:list-item>
        <text:list-item>
          <text:p text:style-name="P81"><text:span text:style-name="T82">Guardarcompartimientoslockers:</text:span><text:s/>esta función se encarga de guardar en el fichero c<text:s/>compartimientoslockers<text:s/>lo que se haya modificado en memoria de la lista de<text:s/>compartimientoslockers(nombre, estado,etc).</text:p>
        </text:list-item>
      </text:list>
      <text:p text:style-name="P83">//el formato de linea es: Lock001-01-134697-ocupado-08/01/2024-13/03/2024</text:p>
      <text:p text:style-name="P84"/>
      <text:p text:style-name="P85"/>
      <text:soft-page-break/>
      <text:h text:style-name="P86" text:outline-level="2">descuentos.c</text:h>
      <text:p text:style-name="P87"/>
      <text:p text:style-name="P88">este modulo se encarga con todo lo relacionado con los descuentos</text:p>
      <text:p text:style-name="P89"/>
      <text:p text:style-name="P90">listarDescuentosClientes:muestra los descuento que tiene un cliente</text:p>
      <text:p text:style-name="P91">gestionardescuentosadmin muestra el menu de administrador relacionado con los descuentos</text:p>
      <text:p text:style-name="P92">altadescuento: crea un descuento</text:p>
      <text:p text:style-name="P93">bajadescuento: finaliza un<text:s/>descuento</text:p>
      <text:p text:style-name="P94">busquedadescuento: busca un descuento especifico</text:p>
      <text:p text:style-name="P95">listardescuento muestra todo los descuentos</text:p>
      <text:p text:style-name="P96">listarclientescondescuento muestra los clientes con descuentos</text:p>
      <text:p text:style-name="P97">listarclientescondescuentousados muestra los clientes con descuentos usados</text:p>
      <text:p text:style-name="P98">asignardescuentocliente le da un descuento a un cliente</text:p>
      <text:p text:style-name="P99">asignartodosclientes le da un descuento a todos los clientes</text:p>
      <text:p text:style-name="P100"/>
      <text:h text:style-name="Título2" text:outline-level="2">perfil.c</text:h>
      <text:p text:style-name="P101"/>
      <text:p text:style-name="P102">Este modulo se encarga de mostrar y modificar los diferentes perfile según su rol</text:p>
      <text:p text:style-name="P103"/>
      <text:p text:style-name="P104">mostrarperfilcliente muestra el perfil del cliente</text:p>
      <text:p text:style-name="P105">modificarperfilcliente modifica el perfil del cliente</text:p>
      <text:p text:style-name="P106">mostrarperfiladmin_prov <text:s/>muestra el perfil del admin o proveedor</text:p>
      <text:p text:style-name="P107">modificarperfiladmin_prov modifica el perfil del admin o proveedor</text:p>
      <text:p text:style-name="P108">mostrarperfiltrasportista <text:s/>muestra el perfil del trasnportista</text:p>
      <text:p text:style-name="P109">modificarperfiltrasportista modifica el perfil del trasnportista</text:p>
      <text:p text:style-name="P110"/>
      <text:p text:style-name="P111">iniciosesion.c</text:p>
      <text:p text:style-name="P112"/>
      <text:p text:style-name="P113">este modulo se encarga de devolver los datos del usuario que intenta registrarse asi como también de los registros de ususarios</text:p>
      <text:p text:style-name="P114"/>
      <text:p text:style-name="P115"/>
      <text:p text:style-name="P116">iniciosesion: esta función se encargar de determinar si el correo y la contraseña concuerda con algún usuario del sistema asi como devolver el rol de este usuario y la posición de los datos de este.</text:p>
      <text:p text:style-name="P117">Si el correo y la contraseña no concuerdan con los que están en el sistemas deniega el login</text:p>
      <text:p text:style-name="P118"/>
      <text:p text:style-name="P119">Registrarperfilcliente: crea un nuevo cliente</text:p>
      <text:p text:style-name="P120">Registrarperfilprov:crea un nuevo proveedor</text:p>
      <text:p text:style-name="P121">Registrarperfiltransport: creo un nuevo transportista</text:p>
      <text:p text:style-name="P122"/>
      <text:p text:style-name="P123">Productos.c</text:p>
      <text:p text:style-name="P124"/>
      <text:p text:style-name="P125">Cliente_mostrarProductos: esta función muestra un menú que le da la opción de buscar productos ya sea por nombre o por categoría</text:p>
      <text:p text:style-name="P126">Admingestionarproductos:esta función muestra un menú que permite dar de alta, modificar, eliminar, motrar todos o buscar todos los produtos</text:p>
      <text:p text:style-name="P127">Proveedor_GestionarProductos: función muestra un menú que permite dar de alta, modificar, eliminar, motrar todos o buscar todos los productos la diferencia con la anterior es que esta solo puedes hacer las acciones anteriores a los producto que el proveedor pose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Títulodeíndice">
      <style:text-properties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24-04-24T07:52:00Z</meta:creation-date>
    <dc:date>2024-04-24T08:52:00Z</dc:date>
    <meta:template xlink:href="Normal" xlink:type="simple"/>
    <meta:editing-cycles>6</meta:editing-cycles>
    <meta:editing-duration>PT6000S</meta:editing-duration>
    <meta:document-statistic meta:page-count="5" meta:paragraph-count="19" meta:word-count="1525" meta:character-count="9896" meta:row-count="69" meta:non-whitespace-character-count="8390"/>
  </office:meta>
</office:document-meta>
</file>